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de comment il pourrait se rendre utile à son nouveau groupe.</text:p>
      <text:p text:style-name="Standard"/>
      <text:p text:style-name="Standard">-Je vois, mentit-il.</text:p>
      <text:p text:style-name="Standard"/>
      <text:p text:style-name="Standard">Edward n'avait pas vraiment compris le sens de ce qu'avait dit Bey. La seule conclusion qu'il en avait tirée était qu'il n'obtiendrait pas de description explicite de ce que faisaient ses pouvoirs. Le garçon se renfrogna légèrement et fit une moue d'enfant capricieux mais n'ajouta rien. Il allait devoir découvrir ce dont il était désormais capable par lui-même. Cela ne l'étonnait qu'à moitié mais il avait espéré l'espace d'un instant que le chat soit un peu plus coopératif. Tout en continuant à marcher, Edward réfléchit à quelles questions il pourrait à présent poser à ce dernier. </text:p>
      <text:p text:style-name="Standard"/>
      <text:p text:style-name="Standard">Le soleil commençait à se faire bas et s'ils y voyaient encore plutôt bien, ce ne serait plus le cas dans une heure ou deux. La question de la prochaine question allait cependant devoir attendre. Au détour d'une nouvelle ruelle, étrangement similaire à celle dans laquelle le Nephil s'était battu un peu plus tôt, celui-ci aperçut une nouvelle créature drapée de noir. Edward s'arrêta pour se tourner dans sa direction en penchant la tête sur le côté -geste instinctif qu'il allait peut-être devoir arrêter de faire systématiquement un jour.</text:p>
      <text:p text:style-name="Standard"/>
      <text:p text:style-name="Standard">-Encore du grabuge ? Décidé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7-12T19:08:37.64</dc:date>
    <meta:editing-duration>PT14H37M22S</meta:editing-duration>
    <meta:editing-cycles>490</meta:editing-cycles>
    <meta:generator>OpenOffice/4.1.2$Win32 OpenOffice.org_project/412m3$Build-9782</meta:generator>
    <meta:document-statistic meta:table-count="0" meta:image-count="0" meta:object-count="0" meta:page-count="6" meta:paragraph-count="30" meta:word-count="2554" meta:character-count="15080"/>
  </office:meta>
</office:document-meta>
</file>